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normal" fo:font-weight="bold" style:font-style-asian="normal" style:font-weight-asian="bold" style:font-style-complex="normal" style:font-weight-complex="bold"/>
    </style:style>
    <style:style style:name="P5" style:family="paragraph" style:parent-style-name="Text_20_body">
      <style:text-properties fo:font-style="normal" fo:font-weight="bold" style:font-style-asian="normal" style:font-weight-asian="normal" style:font-style-complex="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Heading_20_2">
      <style:text-properties fo:font-weight="bold"/>
    </style:style>
    <style:style style:name="P8" style:family="paragraph" style:parent-style-name="Heading_20_2">
      <style:text-properties fo:font-weight="bold" style:font-weight-asian="bold" style:font-weight-complex="bold"/>
    </style:style>
    <style:style style:name="P9" style:family="paragraph" style:parent-style-name="Heading_20_2">
      <style:text-properties fo:font-style="italic" fo:font-weight="bold" style:font-style-asian="italic" style:font-weight-asian="bold" style:font-style-complex="italic" style:font-weight-complex="bold"/>
    </style:style>
    <style:style style:name="P10" style:family="paragraph" style:parent-style-name="Heading_20_2">
      <style:text-properties fo:font-style="italic" fo:font-weight="bold" style:font-style-asian="italic" style:font-weight-asian="normal" style:font-style-complex="italic" style:font-weight-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list-style-name="L1">
      <style:text-properties fo:font-style="normal" fo:font-weight="normal" style:font-style-asian="normal" style:font-weight-asian="normal" style:font-style-complex="normal" style:font-weight-complex="normal"/>
    </style:style>
    <style:style style:name="P13" style:family="paragraph" style:parent-style-name="Text_20_body" style:list-style-name="L12">
      <style:text-properties fo:font-style="normal" fo:font-weight="normal" style:font-style-asian="normal" style:font-weight-asian="normal" style:font-style-complex="normal" style:font-weight-complex="normal"/>
    </style:style>
    <style:style style:name="P14" style:family="paragraph" style:parent-style-name="Text_20_body" style:list-style-name="L28">
      <style:text-properties fo:font-style="normal" fo:font-weight="normal" style:font-style-asian="normal" style:font-weight-asian="normal" style:font-style-complex="normal" style:font-weight-complex="normal"/>
    </style:style>
    <style:style style:name="P15" style:family="paragraph" style:parent-style-name="Text_20_body" style:list-style-name="L29">
      <style:text-properties fo:font-style="normal" fo:font-weight="normal" style:font-style-asian="normal" style:font-weight-asian="normal" style:font-style-complex="normal" style:font-weight-complex="normal"/>
    </style:style>
    <style:style style:name="P16" style:family="paragraph" style:parent-style-name="Text_20_body" style:list-style-name="L30">
      <style:text-properties fo:font-style="normal" fo:font-weight="normal" style:font-style-asian="normal" style:font-weight-asian="normal" style:font-style-complex="normal" style:font-weight-complex="normal"/>
    </style:style>
    <style:style style:name="P17" style:family="paragraph" style:parent-style-name="Text_20_body" style:list-style-name="L31">
      <style:text-properties fo:font-style="normal" fo:font-weight="normal" style:font-style-asian="normal" style:font-weight-asian="normal" style:font-style-complex="normal" style:font-weight-complex="normal"/>
    </style:style>
    <style:style style:name="P18" style:family="paragraph" style:parent-style-name="Text_20_body" style:list-style-name="L32">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style="normal" fo:font-weight="bold" style:font-style-asian="normal" style:font-weight-asian="bold" style:font-style-complex="normal" style:font-weight-complex="bold"/>
    </style:style>
    <style:style style:name="P20" style:family="paragraph" style:parent-style-name="Text_20_body">
      <style:text-properties fo:font-weight="normal" style:font-weight-asian="normal" style:font-weight-complex="normal"/>
    </style:style>
    <style:style style:name="P21" style:family="paragraph" style:parent-style-name="Text_20_body" style:list-style-name="L4">
      <style:text-properties fo:font-weight="normal" style:font-weight-asian="normal" style:font-weight-complex="normal"/>
    </style:style>
    <style:style style:name="P22" style:family="paragraph" style:parent-style-name="Text_20_body" style:list-style-name="L5">
      <style:text-properties fo:font-weight="normal" style:font-weight-asian="normal" style:font-weight-complex="normal"/>
    </style:style>
    <style:style style:name="P23" style:family="paragraph" style:parent-style-name="Text_20_body" style:list-style-name="L6">
      <style:text-properties fo:font-weight="normal" style:font-weight-asian="normal" style:font-weight-complex="normal"/>
    </style:style>
    <style:style style:name="P24" style:family="paragraph" style:parent-style-name="Text_20_body" style:list-style-name="L7">
      <style:text-properties fo:font-weight="normal" style:font-weight-asian="normal" style:font-weight-complex="normal"/>
    </style:style>
    <style:style style:name="P25" style:family="paragraph" style:parent-style-name="Text_20_body" style:list-style-name="L9">
      <style:text-properties fo:font-weight="normal" style:font-weight-asian="normal" style:font-weight-complex="normal"/>
    </style:style>
    <style:style style:name="P26" style:family="paragraph" style:parent-style-name="Text_20_body" style:list-style-name="L11">
      <style:text-properties fo:font-weight="normal" style:font-weight-asian="normal" style:font-weight-complex="normal"/>
    </style:style>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text-properties fo:font-weight="bold" style:font-weight-asian="bold" style:font-weight-complex="bold"/>
    </style:style>
    <style:style style:name="P40" style:family="paragraph" style:parent-style-name="Text_20_body" style:list-style-name="L27"/>
    <style:style style:name="P41" style:family="paragraph" style:parent-style-name="Text_20_body">
      <style:text-properties fo:font-style="italic" fo:font-weight="normal" style:font-style-asian="italic" style:font-weight-asian="normal" style:font-style-complex="italic" style:font-weight-complex="normal"/>
    </style:style>
    <style:style style:name="P42" style:family="paragraph" style:parent-style-name="Text_20_body" style:list-style-name="L33"/>
    <style:style style:name="P43" style:family="paragraph" style:parent-style-name="Text_20_body">
      <style:paragraph-properties fo:break-before="page"/>
    </style:style>
    <style:style style:name="P44" style:family="paragraph" style:parent-style-name="Heading_20_1" style:list-style-name="">
      <style:text-properties fo:font-weight="bold" style:font-weight-asian="bold" style:font-weight-complex="bold"/>
    </style:style>
    <style:style style:name="P45" style:family="paragraph" style:parent-style-name="Heading_20_1" style:list-style-name="">
      <style:text-properties fo:font-style="normal" fo:font-weight="bold" style:font-style-asian="normal" style:font-weight-asian="normal" style:font-style-complex="normal" style:font-weight-complex="normal"/>
    </style:style>
    <style:style style:name="P46" style:family="paragraph" style:parent-style-name="Heading_20_1">
      <style:text-properties fo:font-style="normal" fo:font-weight="bold" style:font-style-asian="normal" style:font-style-complex="normal"/>
    </style:style>
    <style:style style:name="P47" style:family="paragraph" style:parent-style-name="Heading_20_1" style:list-style-name=""/>
    <style:style style:name="P48" style:family="paragraph" style:parent-style-name="Heading_20_1">
      <style:paragraph-properties fo:break-before="page"/>
    </style:style>
    <style:style style:name="P49" style:family="paragraph" style:parent-style-name="Heading_20_1">
      <style:paragraph-properties fo:break-before="page"/>
      <style:text-properties fo:font-style="normal" fo:font-weight="bold" style:font-style-asian="normal" style:font-weight-asian="normal" style:font-style-complex="normal" style:font-weight-complex="normal"/>
    </style:style>
    <style:style style:name="P50" style:family="paragraph" style:parent-style-name="Heading_20_1">
      <style:paragraph-properties fo:break-before="page"/>
      <style:text-properties fo:font-weight="bold" style:font-weight-asian="bold" style:font-weight-complex="bold"/>
    </style:style>
    <style:style style:name="P51" style:family="paragraph" style:parent-style-name="Heading_20_2">
      <style:text-properties fo:font-weight="bold"/>
    </style:style>
    <style:style style:name="P52" style:family="paragraph" style:parent-style-name="Heading_20_2">
      <style:text-properties fo:font-weight="bold" style:font-weight-asian="bold" style:font-weight-complex="bold"/>
    </style:style>
    <style:style style:name="P53" style:family="paragraph" style:parent-style-name="Heading_20_2">
      <style:text-properties fo:font-style="italic" fo:font-weight="bold" style:font-style-asian="italic" style:font-weight-asian="bold" style:font-style-complex="italic" style:font-weight-complex="bold"/>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1174_1894621088"/>Sanglorian’s Dungeon World Stuff<text:bookmark-end text:name="__RefHeading__1174_189462108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4"><text:a xlink:type="simple" xlink:href="#__RefHeading__1176_1894621088" text:style-name="Index_20_Link" text:visited-style-name="Index_20_Link">Terminology<text:tab/>2</text:a></text:p>
          <text:p text:style-name="P54"><text:a xlink:type="simple" xlink:href="#__RefHeading__1180_1894621088" text:style-name="Index_20_Link" text:visited-style-name="Index_20_Link">Cleric<text:tab/>2</text:a></text:p>
          <text:p text:style-name="P55"><text:a xlink:type="simple" xlink:href="#__RefHeading__1182_1894621088" text:style-name="Index_20_Link" text:visited-style-name="Index_20_Link">Alternative Moves<text:tab/>2</text:a></text:p>
          <text:p text:style-name="P55"><text:a xlink:type="simple" xlink:href="#__RefHeading__1184_1894621088" text:style-name="Index_20_Link" text:visited-style-name="Index_20_Link">Advanced Moves<text:tab/>2</text:a></text:p>
          <text:p text:style-name="P54"><text:a xlink:type="simple" xlink:href="#__RefHeading__1186_1894621088" text:style-name="Index_20_Link" text:visited-style-name="Index_20_Link">Fighter<text:tab/>3</text:a></text:p>
          <text:p text:style-name="P55"><text:a xlink:type="simple" xlink:href="#__RefHeading__1188_1894621088" text:style-name="Index_20_Link" text:visited-style-name="Index_20_Link">Advanced Moves <text:tab/>3</text:a></text:p>
          <text:p text:style-name="P54"><text:a xlink:type="simple" xlink:href="#__RefHeading__1190_1894621088" text:style-name="Index_20_Link" text:visited-style-name="Index_20_Link">Paladin<text:tab/>3</text:a></text:p>
          <text:p text:style-name="P55"><text:a xlink:type="simple" xlink:href="#__RefHeading__1192_1894621088" text:style-name="Index_20_Link" text:visited-style-name="Index_20_Link">Alignments<text:tab/>3</text:a></text:p>
          <text:p text:style-name="P55"><text:a xlink:type="simple" xlink:href="#__RefHeading__1194_1894621088" text:style-name="Index_20_Link" text:visited-style-name="Index_20_Link">Alternative Racial Moves<text:tab/>3</text:a></text:p>
          <text:p text:style-name="P55"><text:a xlink:type="simple" xlink:href="#__RefHeading__1196_1894621088" text:style-name="Index_20_Link" text:visited-style-name="Index_20_Link">Advanced Moves <text:tab/>3</text:a></text:p>
          <text:p text:style-name="P55"><text:a xlink:type="simple" xlink:href="#__RefHeading__1198_1894621088" text:style-name="Index_20_Link" text:visited-style-name="Index_20_Link">Epic Moves <text:tab/>3</text:a></text:p>
          <text:p text:style-name="P54"><text:a xlink:type="simple" xlink:href="#__RefHeading__1200_1894621088" text:style-name="Index_20_Link" text:visited-style-name="Index_20_Link">Thief<text:tab/>4</text:a></text:p>
          <text:p text:style-name="P55"><text:a xlink:type="simple" xlink:href="#__RefHeading__1202_1894621088" text:style-name="Index_20_Link" text:visited-style-name="Index_20_Link">Epic Moves <text:tab/>4</text:a></text:p>
          <text:p text:style-name="P54"><text:a xlink:type="simple" xlink:href="#__RefHeading__1204_1894621088" text:style-name="Index_20_Link" text:visited-style-name="Index_20_Link">Mini-Classes<text:tab/>4</text:a></text:p>
          <text:p text:style-name="P55"><text:a xlink:type="simple" xlink:href="#__RefHeading__1206_1894621088" text:style-name="Index_20_Link" text:visited-style-name="Index_20_Link">Noble<text:tab/>4</text:a></text:p>
          <text:p text:style-name="P56"><text:a xlink:type="simple" xlink:href="#__RefHeading__1208_1894621088" text:style-name="Index_20_Link" text:visited-style-name="Index_20_Link">Epic Moves<text:tab/>5</text:a></text:p>
          <text:p text:style-name="P55"><text:a xlink:type="simple" xlink:href="#__RefHeading__1210_1894621088" text:style-name="Index_20_Link" text:visited-style-name="Index_20_Link">Oathkeeper<text:tab/>5</text:a></text:p>
          <text:p text:style-name="P55"><text:a xlink:type="simple" xlink:href="#__RefHeading__1212_1894621088" text:style-name="Index_20_Link" text:visited-style-name="Index_20_Link">Factotum<text:tab/>6</text:a></text:p>
          <text:p text:style-name="P54"><text:a xlink:type="simple" xlink:href="#__RefHeading__1220_1894621088" text:style-name="Index_20_Link" text:visited-style-name="Index_20_Link">The Gunslinger<text:tab/>6</text:a></text:p>
          <text:p text:style-name="P55"><text:a xlink:type="simple" xlink:href="#__RefHeading__1222_1894621088" text:style-name="Index_20_Link" text:visited-style-name="Index_20_Link">Names<text:tab/>6</text:a></text:p>
          <text:p text:style-name="P55"><text:a xlink:type="simple" xlink:href="#__RefHeading__1224_1894621088" text:style-name="Index_20_Link" text:visited-style-name="Index_20_Link">Look<text:tab/>6</text:a></text:p>
          <text:p text:style-name="P55"><text:a xlink:type="simple" xlink:href="#__RefHeading__1226_1894621088" text:style-name="Index_20_Link" text:visited-style-name="Index_20_Link">Stats<text:tab/>7</text:a></text:p>
          <text:p text:style-name="P55"><text:a xlink:type="simple" xlink:href="#__RefHeading__1228_1894621088" text:style-name="Index_20_Link" text:visited-style-name="Index_20_Link">Alignment<text:tab/>7</text:a></text:p>
          <text:p text:style-name="P55"><text:a xlink:type="simple" xlink:href="#__RefHeading__1230_1894621088" text:style-name="Index_20_Link" text:visited-style-name="Index_20_Link">Gear<text:tab/>7</text:a></text:p>
          <text:p text:style-name="P55"><text:a xlink:type="simple" xlink:href="#__RefHeading__1232_1894621088" text:style-name="Index_20_Link" text:visited-style-name="Index_20_Link">Bonds<text:tab/>7</text:a></text:p>
          <text:p text:style-name="P55"><text:a xlink:type="simple" xlink:href="#__RefHeading__1234_1894621088" text:style-name="Index_20_Link" text:visited-style-name="Index_20_Link">Starting Moves<text:tab/>7</text:a></text:p>
          <text:p text:style-name="P55"><text:a xlink:type="simple" xlink:href="#__RefHeading__1236_1894621088" text:style-name="Index_20_Link" text:visited-style-name="Index_20_Link">Advanced Moves<text:tab/>8</text:a></text:p>
          <text:p text:style-name="P54"><text:a xlink:type="simple" xlink:href="#__RefHeading__1238_1894621088" text:style-name="Index_20_Link" text:visited-style-name="Index_20_Link">The Anchorite<text:tab/>9</text:a></text:p>
          <text:p text:style-name="P55"><text:a xlink:type="simple" xlink:href="#__RefHeading__1240_1894621088" text:style-name="Index_20_Link" text:visited-style-name="Index_20_Link">Stats<text:tab/>9</text:a></text:p>
          <text:p text:style-name="P55"><text:a xlink:type="simple" xlink:href="#__RefHeading__1242_1894621088" text:style-name="Index_20_Link" text:visited-style-name="Index_20_Link">Alignment<text:tab/>10</text:a></text:p>
          <text:p text:style-name="P55"><text:a xlink:type="simple" xlink:href="#__RefHeading__1244_1894621088" text:style-name="Index_20_Link" text:visited-style-name="Index_20_Link">Gear<text:tab/>10</text:a></text:p>
          <text:p text:style-name="P55"><text:a xlink:type="simple" xlink:href="#__RefHeading__1246_1894621088" text:style-name="Index_20_Link" text:visited-style-name="Index_20_Link">Bonds<text:tab/>10</text:a></text:p>
          <text:p text:style-name="P55"><text:a xlink:type="simple" xlink:href="#__RefHeading__1248_1894621088" text:style-name="Index_20_Link" text:visited-style-name="Index_20_Link">Starting Moves<text:tab/>10</text:a></text:p>
          <text:p text:style-name="P55"><text:a xlink:type="simple" xlink:href="#__RefHeading__1250_1894621088" text:style-name="Index_20_Link" text:visited-style-name="Index_20_Link">Advanced Moves<text:tab/>10</text:a></text:p>
          <text:p text:style-name="P55"><text:a xlink:type="simple" xlink:href="#__RefHeading__1252_1894621088" text:style-name="Index_20_Link" text:visited-style-name="Index_20_Link">Epic Moves<text:tab/>11</text:a></text:p>
          <text:p text:style-name="P55"><text:a xlink:type="simple" xlink:href="#__RefHeading__1254_1894621088" text:style-name="Index_20_Link" text:visited-style-name="Index_20_Link">Sublime Spells<text:tab/>11</text:a></text:p>
          <text:p text:style-name="P56"><text:a xlink:type="simple" xlink:href="#__RefHeading__1256_1894621088" text:style-name="Index_20_Link" text:visited-style-name="Index_20_Link">Level 1<text:tab/>11</text:a></text:p>
          <text:p text:style-name="P56"><text:a xlink:type="simple" xlink:href="#__RefHeading__1258_1894621088" text:style-name="Index_20_Link" text:visited-style-name="Index_20_Link">Level 3<text:tab/>11</text:a></text:p>
          <text:p text:style-name="P56"><text:a xlink:type="simple" xlink:href="#__RefHeading__1260_1894621088" text:style-name="Index_20_Link" text:visited-style-name="Index_20_Link">Level 5<text:tab/>12</text:a></text:p>
          <text:p text:style-name="P54"><text:a xlink:type="simple" xlink:href="#__RefHeading__1262_1894621088" text:style-name="Index_20_Link" text:visited-style-name="Index_20_Link">Guns<text:tab/>12</text:a></text:p>
          <text:p text:style-name="P55"><text:a xlink:type="simple" xlink:href="#__RefHeading__1264_1894621088" text:style-name="Index_20_Link" text:visited-style-name="Index_20_Link">Types<text:tab/>12</text:a></text:p>
          <text:p text:style-name="P54"><text:a xlink:type="simple" xlink:href="#__RefHeading__1370_1894621088" text:style-name="Index_20_Link" text:visited-style-name="Index_20_Link">The Religious<text:tab/>12</text:a></text:p>
          <text:p text:style-name="P55"><text:a xlink:type="simple" xlink:href="#__RefHeading__1216_1894621088" text:style-name="Index_20_Link" text:visited-style-name="Index_20_Link">The Young Sun<text:tab/>13</text:a></text:p>
          <text:p text:style-name="P54"><text:a xlink:type="simple" xlink:href="#__RefHeading__1218_1894621088" text:style-name="Index_20_Link" text:visited-style-name="Index_20_Link">Monsters<text:tab/>13</text:a></text:p>
        </text:index-body>
      </text:table-of-content>
      <text:p text:style-name="Text_20_body"/>
      <text:p text:style-name="P43">This work is licensed under the Creative Commons Attribution 3.0 Unported License. To view a copy of this license, visit http://creativecommons.org/licenses/by/3.0/ or send a letter to Creative Commons, 444 Castro Street, Suite 900, Mountain View, California, 94041, USA.</text:p>
      <text:p text:style-name="Text_20_body">Please credit Chris Sakkas. Dungeon World is a trademark and therefore not covered by the Creative Commons licence. This is the first release (1 May 2012).</text:p>
      <text:h text:style-name="Heading_20_1" text:outline-level="1"><text:bookmark-start text:name="__RefHeading__1176_1894621088"/>Terminology<text:bookmark-end text:name="__RefHeading__1176_1894621088"/></text:h>
      <text:p text:style-name="Text_20_body"><text:span text:style-name="T2">Epic Move: </text:span><text:span text:style-name="T1">A move you can choose when you gain a level from 6-10.</text:span></text:p>
      <text:h text:style-name="Heading_20_1" text:outline-level="1"><text:bookmark-start text:name="__RefHeading__1180_1894621088"/>Cleric<text:bookmark-end text:name="__RefHeading__1180_1894621088"/></text:h>
      <text:h text:style-name="Heading_20_2" text:outline-level="2"><text:bookmark-start text:name="__RefHeading__1182_1894621088"/>Alternative Moves<text:bookmark-end text:name="__RefHeading__1182_1894621088"/></text:h>
      <text:p text:style-name="P2">Turn Heretics (replaces Turn Undead): <text:span text:style-name="T1">When you hold your holy symbol aloft and pray aloud for protection, roll +Wis. On a hit, while you continue to pray and brandish your holy symbol no person who belongs to a religion opposed to your own can come within reach of you. On a 10+, priests are momentarily dazed by the radiance of your god and lay people flee. If you move aggressively towards a heretic while turning them, it breaks the effect and they are able to act as normal. Pagans may still find ways to harry you from afar. They’re clever like that. </text:span></text:p>
      <text:h text:style-name="Heading_20_2" text:outline-level="2"><text:bookmark-start text:name="__RefHeading__1184_1894621088"/>Advanced Moves<text:bookmark-end text:name="__RefHeading__1184_1894621088"/></text:h>
      <text:p text:style-name="P2">Demonslayer: <text:span text:style-name="T1">When you attack an outsider of your level or lower and would do damage to it, you may choose instead to do no damage and send the target to its home plane. The enemy makes an attack against you as it is banished, if you are within range of any of its weapons or spells.</text:span></text:p>
      <text:p text:style-name="P2">Damnation: <text:span text:style-name="T1">When you kill a creature with a weapon, its soul is lost forever. You cannot switch off this power.</text:span></text:p>
      <text:p text:style-name="P2">Inquisitor: <text:span text:style-name="T1">When you Discern Realities, you may also ask: ‘Which religion takes dominates here?’</text:span></text:p>
      <text:p text:style-name="P2">Iron Mind: <text:span text:style-name="T1">When targeted by mind controlling or affecting powers (such as fear), you may choose to transfer your mind over to the stewardship of your deity who acts as he or she likes without being affected by any effects. Roll +Cha. On a 10+, pick 2. On a 7-9, pick 1. </text:span></text:p>
      <text:list xml:id="list424343910" text:style-name="L4">
        <text:list-item>
          <text:p text:style-name="P21">The control only lasts a short time.</text:p>
        </text:list-item>
        <text:list-item>
          <text:p text:style-name="P21">Your deity’s control is not interrupted by demonic interference.</text:p>
        </text:list-item>
        <text:list-item>
          <text:p text:style-name="P21">Your deity does not single-mindedly pursue his or her agenda.</text:p>
        </text:list-item>
        <text:list-item>
          <text:p text:style-name="P21">Your deity may exercise some of his or her powers while in your body.</text:p>
        </text:list-item>
      </text:list>
      <text:p text:style-name="P2">Dauntless:<text:span text:style-name="T1"> When you are targeted by mind controlling or affecting powers (such as fear), you may ignore the effect provided you attack the closest enemy in sight each round.</text:span></text:p>
      <text:p text:style-name="P2">Dispel Magic: <text:span text:style-name="T1">When you touch or otherwise interact with a spell you wish to dispel, roll +Con. On a 10+, the spell is dispelled. On a 7-9, choose 1.</text:span></text:p>
      <text:list xml:id="list862661388" text:style-name="L5">
        <text:list-item>
          <text:p text:style-name="P22">The spell continues, but only at half strength.</text:p>
        </text:list-item>
        <text:list-item>
          <text:p text:style-name="P22">While the spell continues, its caster cannot cast further spells.</text:p>
        </text:list-item>
        <text:list-item>
          <text:p text:style-name="P22">The spell is twisted in some way.</text:p>
        </text:list-item>
        <text:list-item>
          <text:p text:style-name="P22">The spell affects its caster as well, if not intended to, or you as well, if not intended to.</text:p>
        </text:list-item>
      </text:list>
      <text:h text:style-name="Heading_20_1" text:outline-level="1"><text:bookmark-start text:name="__RefHeading__1186_1894621088"/><text:soft-page-break/>Fighter<text:bookmark-end text:name="__RefHeading__1186_1894621088"/></text:h>
      <text:h text:style-name="Heading_20_2" text:outline-level="2"><text:bookmark-start text:name="__RefHeading__1188_1894621088"/>Advanced Moves <text:bookmark-end text:name="__RefHeading__1188_1894621088"/></text:h>
      <text:p text:style-name="P2">Awaken Blade: <text:span text:style-name="T1">Your Signature Weapon becomes intelligent and it can communicate with you telepathically while it touches you. If the weapon is ever taken from you, it returns to your side in a minute. If you fight with another weapon of the same type, your Signature Weapon becomes offended and you must reconcile with it.</text:span></text:p>
      <text:h text:style-name="Heading_20_1" text:outline-level="1"><text:bookmark-start text:name="__RefHeading__1190_1894621088"/>Paladin<text:bookmark-end text:name="__RefHeading__1190_1894621088"/></text:h>
      <text:h text:style-name="Heading_20_2" text:outline-level="2"><text:bookmark-start text:name="__RefHeading__1192_1894621088"/>Alignments<text:bookmark-end text:name="__RefHeading__1192_1894621088"/></text:h>
      <text:p text:style-name="P2">Lawful Good: <text:span text:style-name="T1">Deliver a lawful, just outcome.</text:span></text:p>
      <text:p text:style-name="P2">Lawful Neutral: <text:span text:style-name="T1">Deliver a lawful outcome that balances two powers.</text:span></text:p>
      <text:p text:style-name="Text_20_body"><text:span text:style-name="T2">Lawful Evil: </text:span><text:span text:style-name="T1">Deliver a lawful outcome that causes suffering.</text:span></text:p>
      <text:h text:style-name="Heading_20_2" text:outline-level="2"><text:bookmark-start text:name="__RefHeading__1194_1894621088"/>Alternative Racial Moves<text:bookmark-end text:name="__RefHeading__1194_1894621088"/></text:h>
      <text:p text:style-name="P2">Aura of Hope (Human): <text:span text:style-name="T1">When you or an ally Defy Danger, add 2 to your result.</text:span></text:p>
      <text:p text:style-name="P2">Detect Chaos (Human): <text:span text:style-name="T1">On a hit for Spout Lore, the GM will also tell you if the target of your investigation is chaotic or not. When you Discern Realities, you may also ask ‘What here is chaotic?’</text:span></text:p>
      <text:h text:style-name="Heading_20_2" text:outline-level="2"><text:bookmark-start text:name="__RefHeading__1196_1894621088"/>Advanced Moves<text:bookmark-end text:name="__RefHeading__1196_1894621088"/></text:h>
      <text:p text:style-name="P2">Purge Wrongness: <text:span text:style-name="T1">When you Lay on Hands, instead of curing 1d8 damage or removing one disease, on a 10+ you may lift one ailment, handicap, spell or curse from the target for the duration of the encounter (or 5 minutes, whichever is shorter). On a 7-9, you may do the same but the ailment, handicap, spell or curse is transferred to you.</text:span></text:p>
      <text:p text:style-name="P2">Wellness: <text:span text:style-name="T1">When you Lay on Hands, you heal 1 damage.</text:span></text:p>
      <text:p text:style-name="Text_20_body"><text:span text:style-name="T2">Aura of Life: </text:span><text:span text:style-name="T1">While you live, your Near allies cannot breath their Last Breath – they can at most be maimed, knocked unconscious, turned to stone, placed in a coma, etc.</text:span></text:p>
      <text:p text:style-name="P2">Came Not to Call the Righteous: <text:span text:style-name="T1">When you spend a lot of time around chaotic creatures, mark XP and roll +Wis. On a 10+, you stay pure. On a 7-9, choose 1.</text:span></text:p>
      <text:list xml:id="list687660627" text:style-name="L6">
        <text:list-item>
          <text:p text:style-name="P23">You behave chaotically yourself in a moment of weakness.</text:p>
        </text:list-item>
        <text:list-item>
          <text:p text:style-name="P23">You become frustrated and must spend time apart.</text:p>
        </text:list-item>
        <text:list-item>
          <text:p text:style-name="P23">One of the chaotic creatures does something that merits purification.</text:p>
        </text:list-item>
      </text:list>
      <text:h text:style-name="Heading_20_2" text:outline-level="2"><text:bookmark-start text:name="__RefHeading__1198_1894621088"/>Epic Moves <text:bookmark-end text:name="__RefHeading__1198_1894621088"/></text:h>
      <text:p text:style-name="P2">Raise Dead: <text:span text:style-name="T1">When you raise a dead person, roll +Wis. On a 7-9, choose 1. On a 10+, the target returns from the dead.</text:span></text:p>
      <text:list xml:id="list1139224474" text:style-name="L7">
        <text:list-item>
          <text:p text:style-name="P24">The target’s soul remains at large though the body lives.</text:p>
        </text:list-item>
        <text:list-item>
          <text:p text:style-name="P24">The target does not wish to return.</text:p>
        </text:list-item>
        <text:list-item>
          <text:p text:style-name="P24">The target returns, but traumatised.</text:p>
        </text:list-item>
        <text:list-item>
          <text:p text:style-name="P24"><text:soft-page-break/>The target has lost his or her memories.</text:p>
        </text:list-item>
        <text:list-item>
          <text:p text:style-name="P24">The soul returns to the wrong body.</text:p>
        </text:list-item>
      </text:list>
      <text:p text:style-name="Text_20_body"><text:span text:style-name="T2">Returning Soul: </text:span><text:span text:style-name="T1">When you die, make the Raise Dead move to see what happens to you (even if you do not have that move).</text:span></text:p>
      <text:h text:style-name="Heading_20_1" text:outline-level="1"><text:bookmark-start text:name="__RefHeading__1200_1894621088"/>Thief<text:bookmark-end text:name="__RefHeading__1200_1894621088"/></text:h>
      <text:p text:style-name="P2">Reset Trap: <text:span text:style-name="T1">When you use Trap Expert, you may also ask ‘How do you reset it?’</text:span></text:p>
      <text:p text:style-name="Text_20_body"><text:span text:style-name="Strong_20_Emphasis">Expanded Skills:</text:span> When you use Tricks of the Trade, you may also do the following:</text:p>
      <text:list xml:id="list1344892354" text:style-name="L8">
        <text:list-item>
          <text:p text:style-name="P27"><text:span text:style-name="Emphasis">Remove Traces:</text:span> Remove any trace of someone’s passage or activities through a room </text:p>
        </text:list-item>
        <text:list-item>
          <text:p text:style-name="P27"><text:span text:style-name="Emphasis">Disguise Object:</text:span> Modify one object to look like another. On a 7-9, the GM may also offer you the option: ‘Every so often, it flickers’.</text:p>
        </text:list-item>
        <text:list-item>
          <text:p text:style-name="P27"><text:span text:style-name="Emphasis">Not Dead but Sleepeth Lie:</text:span> Make a corpse appear as if it were sleeping. On a 7-9, the GM may also offer you the option: ‘It still smells or drips’. </text:p>
        </text:list-item>
        <text:list-item>
          <text:p text:style-name="P27"><text:span text:style-name="Emphasis">Mending:</text:span> Mend broken objects. </text:p>
        </text:list-item>
        <text:list-item>
          <text:p text:style-name="P27"><text:span text:style-name="Emphasis">Aging:</text:span> Make an object seem much older than it is. </text:p>
        </text:list-item>
      </text:list>
      <text:p text:style-name="Text_20_body"><text:span text:style-name="Strong_20_Emphasis">Erase Memories:</text:span> <text:span text:style-name="Strong_20_Emphasis"><text:span text:style-name="T1">When you Parley, on a hit the GM character also doubts their own memory.</text:span></text:span></text:p>
      <text:p text:style-name="P4"><text:span text:style-name="Strong_20_Emphasis">Blindsight:</text:span><text:span text:style-name="T1"> When you Discern Realities you can also choose: “Is there an invisible or hidden creature or thing in this room?” Also, you are never surprised.</text:span></text:p>
      <text:p text:style-name="P4"><text:span text:style-name="Strong_20_Emphasis">Identify Poison:</text:span><text:span text:style-name="T1"> When you Discern Realities you may also choose: “Can I smell, taste or even see a trace of poison?”</text:span></text:p>
      <text:p text:style-name="P4"><text:span text:style-name="Strong_20_Emphasis">Concealed Carry:</text:span><text:span text:style-name="T1"> You always have or can fashion a dagger. It never takes you any time or draw or find this weapon.</text:span></text:p>
      <text:p text:style-name="P4">Nonchalant: <text:span text:style-name="T1">When you use Tricks of the Trade, you may always choose between suspicion and cost if you wish.</text:span></text:p>
      <text:p text:style-name="P4">Silence is Golden: <text:span text:style-name="T1">When you use Tricks of the Trade, you may always choose between danger and cost if you wish.</text:span></text:p>
      <text:h text:style-name="P8" text:outline-level="2"><text:bookmark-start text:name="__RefHeading__1202_1894621088"/>Epic Moves <text:bookmark-end text:name="__RefHeading__1202_1894621088"/></text:h>
      <text:p text:style-name="P4"><text:span text:style-name="Strong_20_Emphasis"><text:span text:style-name="T10">Death Attack: </text:span></text:span><text:span text:style-name="Strong_20_Emphasis"><text:span text:style-name="T9">When you Backstab, you may also choose ‘Size up an opponent’. If you Backstab an opponent you have sized up, you may also choose ‘Kill the opponent’.</text:span></text:span></text:p>
      <text:h text:style-name="P47" text:outline-level="1"/>
      <text:h text:style-name="P48" text:outline-level="1"><text:bookmark-start text:name="__RefHeading__1204_1894621088"/>Mini-Classes<text:bookmark-end text:name="__RefHeading__1204_1894621088"/></text:h>
      <text:p text:style-name="Text_20_body">Each mini-class has a requirement. If you meet that requirement, you can take the initial move of that mini-class instead of selecting a move from your class.</text:p>
      <text:p text:style-name="Text_20_body">Once you’ve taken the initial move of a mini-class, add the other moves of that mini-class to the list of moves that you can select when levelling up.</text:p>
      <text:h text:style-name="Heading_20_2" text:outline-level="2"><text:bookmark-start text:name="__RefHeading__1206_1894621088"/>Noble<text:bookmark-end text:name="__RefHeading__1206_1894621088"/></text:h>
      <text:p text:style-name="Text_20_body"><text:span text:style-name="T2">Requires: </text:span><text:span text:style-name="T1">Y</text:span>ou are a member of royalty or aristocracy.</text:p>
      <text:p text:style-name="Text_20_body"><text:span text:style-name="T2">Pulling Rank (Initial Move): </text:span><text:span text:style-name="T1">When you pull rank, roll +Cha. On a hit, you get what you want. On a 7-9, choose 1. </text:span></text:p>
      <text:list xml:id="list1286068393" text:style-name="L9">
        <text:list-item>
          <text:p text:style-name="P28">You don’t attract the notice of the local lord. </text:p>
        </text:list-item>
        <text:list-item>
          <text:p text:style-name="P28">You don’t leave bitterness and resentment behind. </text:p>
        </text:list-item>
        <text:list-item>
          <text:p text:style-name="P25">You are given a gift of goods or information. </text:p>
        </text:list-item>
      </text:list>
      <text:p text:style-name="P2">Taunt: <text:span text:style-name="T1">When you Defend, you may use Cha instead of Con.</text:span></text:p>
      <text:p text:style-name="P2">Gossip: <text:span text:style-name="T1">When you Carouse, you can Hold instead of choosing straight away.</text:span></text:p>
      <text:p text:style-name="P2">Etiquette: <text:span text:style-name="T1">Even if your Recruit is a miss, you are approached by someone close to your requirements as well as an influential and ill-suited candidate.</text:span></text:p>
      <text:p text:style-name="P2">Ally: <text:span text:style-name="T1">When you Carouse, you may also choose ‘You are introduced to one of the influential’ and ‘You are invited to a social function’.</text:span></text:p>
      <text:p text:style-name="P2">Family Ties: <text:span text:style-name="T1">When you Recruit, take +1 if you open applications to members of your family.</text:span></text:p>
      <text:p text:style-name="P2">Refuge: <text:span text:style-name="T1">You have a safe place. Describe it. Reaching it never requires you to Undertake a Perilous Journey.</text:span></text:p>
      <text:p text:style-name="P2">Smear: <text:span text:style-name="T1">When you spread malicious rumours about someone, roll +Cha. On a hit, they stick. On a 7-9, choose 1. </text:span></text:p>
      <text:list xml:id="list1881117097" text:style-name="L10">
        <text:list-item>
          <text:p text:style-name="P29">They don’t suspect it was you. </text:p>
        </text:list-item>
        <text:list-item>
          <text:p text:style-name="P29">They don’t have an alibi or evidence to disprove it. </text:p>
        </text:list-item>
        <text:list-item>
          <text:p text:style-name="P29">The relevant authorities are investigating. </text:p>
        </text:list-item>
      </text:list>
      <text:p text:style-name="Text_20_body"><text:span text:style-name="Strong_20_Emphasis">Lead by Example:</text:span> On a 10+ result for Hack and Slash, if you expose yourself to the enemy’s attack without doing additional damage you take +1 forward to your next Recruit or Titled roll (Titled is a move for the Noble).</text:p>
      <text:p text:style-name="P2">Do You Know Who I Am? <text:span text:style-name="T1">When you Defend, you may also choose ‘No enemy attacks you this round’.</text:span></text:p>
      <text:p text:style-name="P2">Titled: <text:span text:style-name="T1">When you Aid or Interfere with someone by giving them a command, roll Cha if it is higher than your Bond. In addition, instead of taking -1 or +2, you can instead allow them to use the stat of your choice for the move.</text:span></text:p>
      <text:p text:style-name="Text_20_body"><text:span text:style-name="Strong_20_Emphasis">Wealth:</text:span> <text:span text:style-name="T1">When you pay for Supply with your family’s wealth, choose one:</text:span></text:p>
      <text:list xml:id="list1209122133" text:style-name="L11">
        <text:list-item>
          <text:p text:style-name="P30">Your family cuts off your account. </text:p>
        </text:list-item>
        <text:list-item>
          <text:p text:style-name="P30">Your flagrancy attracts attention. </text:p>
        </text:list-item>
        <text:list-item>
          <text:p text:style-name="P26">You are cornered by muggers. </text:p>
        </text:list-item>
      </text:list>
      <text:h text:style-name="Heading_20_3" text:outline-level="3"><text:bookmark-start text:name="__RefHeading__1208_1894621088"/><text:soft-page-break/>Epic Moves<text:bookmark-end text:name="__RefHeading__1208_1894621088"/></text:h>
      <text:p text:style-name="P2">Absolute Power:<text:span text:style-name="T1"> When you hit on a Hack and Slash or Volley, no enemy attacks you that round. </text:span><text:span text:style-name="T4">Requires: </text:span><text:span text:style-name="T9">Do You Know Who I Am?</text:span></text:p>
      <text:h text:style-name="Heading_20_2" text:outline-level="2"><text:bookmark-start text:name="__RefHeading__1210_1894621088"/>Oathkeeper<text:bookmark-end text:name="__RefHeading__1210_1894621088"/></text:h>
      <text:p text:style-name="Text_20_body">You zealously protect something.</text:p>
      <text:p text:style-name="Text_20_body"><text:span text:style-name="T2">Requires: </text:span><text:span text:style-name="T1">Y</text:span>ou swear an oath to keep someone, some place or something safe that remains unfulfilled and unbroken by the time you level up.</text:p>
      <text:p text:style-name="P2">Zealous (Initial Move): <text:span text:style-name="T1">Your oath to keep someone, some place or something (‘that which you love’) safe lasts while that person, place or thing survives or until you void your oath. When your </text:span><text:span text:style-name="T1">oath ends (for whatever reason), you can swear another to protect the same or a different person, place or thing.</text:span></text:p>
      <text:p text:style-name="P3">When fighting to protect that which you love, you do not take your Last Breath immediately upon being reduced to 0 HP. Instead, you remain at full capacity for one extra round. At the end of that round, flip a coin. If the result is tails, you take your Last Breath. If the result is heads, you remain at full capacity for another round, and so on while you manage to flip heads.</text:p>
      <text:p text:style-name="P3">Having been reduced to 0 HP, you cannot be healed above 0 HP. You must take your Last Breath, it is only a question of when.</text:p>
      <text:p text:style-name="P3"/>
      <text:p text:style-name="Text_20_body"><text:span text:style-name="T2">Perceptive Link: </text:span><text:span text:style-name="T9">Add to Discern Realities: ‘How could this threaten that which I love?’</text:span></text:p>
      <text:p text:style-name="P2"><text:span text:style-name="T8">Loyal Defender: </text:span><text:span text:style-name="T9">While in sight of that which you love, you and that which you love both gain +1 Armour.</text:span></text:p>
      <text:p text:style-name="P2"><text:span text:style-name="T8">Blood for Blood: </text:span><text:span text:style-name="T9">When you inflict an amount of damage on yourself, that which you love heals the same amount.</text:span></text:p>
      <text:p text:style-name="Text_20_body"><text:span text:style-name="T10">Holy Protection: </text:span><text:span text:style-name="T9">That which you love cannot be harmed or damaged until you are dead, unconscious or helpless. </text:span><text:span text:style-name="T4">Requires: </text:span><text:span text:style-name="T9">Level 6 or higher.</text:span></text:p>
      <text:h text:style-name="P9" text:outline-level="2"><text:bookmark-start text:name="__RefHeading__1212_1894621088"/>Factotum<text:bookmark-end text:name="__RefHeading__1212_1894621088"/></text:h>
      <text:p text:style-name="Text_20_body">You are good at lots of different things.</text:p>
      <text:p text:style-name="P4">Requires: <text:span text:style-name="T1">You fill in for another character and do a decent job of it.</text:span></text:p>
      <text:p text:style-name="Text_20_body"><text:span text:style-name="Strong_20_Emphasis">Multiclass Dabbler (Initial): </text:span><text:span text:style-name="Strong_20_Emphasis"><text:span text:style-name="T1">Choose one starting move from any class.</text:span></text:span></text:p>
      <text:p text:style-name="Text_20_body"><text:span text:style-name="Strong_20_Emphasis"><text:span text:style-name="T1"/></text:span></text:p>
      <text:p text:style-name="Text_20_body"><text:span text:style-name="Strong_20_Emphasis">Arcane Caster:</text:span> You gain the Prepare Spells and Cast a Spell Wizard moves. Your effective Wizard level is two levels lower than your own level. You gain a spellbook with 2 spells in it, and a further one for every two levels you have or gain.</text:p>
      <text:p text:style-name="Text_20_body"><text:span text:style-name="Strong_20_Emphasis">Divine Caster:</text:span> You gain the Dutiful Prayer and Cast a Spell Cleric moves. Your effective Cleric level is two levels lower than your own level.</text:p>
      <text:p text:style-name="Text_20_body"><text:span text:style-name="Strong_20_Emphasis"><text:span text:style-name="T8">Multiclass Initiate:</text:span></text:span><text:span text:style-name="T9"> Choose one advanced move from any class.</text:span></text:p>
      <text:h text:style-name="P45" text:outline-level="1"/>
      <text:h text:style-name="P49" text:outline-level="1"><text:bookmark-start text:name="__RefHeading__1220_1894621088"/>The Gunslinger<text:bookmark-end text:name="__RefHeading__1220_1894621088"/></text:h>
      <text:p text:style-name="P6">You wander around shooting things and feeling melancholy.</text:p>
      <text:h text:style-name="Heading_20_2" text:outline-level="2"><text:bookmark-start text:name="__RefHeading__1222_1894621088"/>Names<text:bookmark-end text:name="__RefHeading__1222_1894621088"/></text:h>
      <text:p text:style-name="Text_20_body"><text:span text:style-name="T5">Dwarf:</text:span><text:span text:style-name="T9"> Flint, Arbolest, Agnes Bronzefoot.</text:span></text:p>
      <text:p text:style-name="Text_20_body"><text:span text:style-name="T5">Gnome: </text:span><text:span text:style-name="T9">Argapargus, One-Eyed Flibbet, The Gnameless.</text:span></text:p>
      <text:p text:style-name="Text_20_body"><text:span text:style-name="T5">Human: </text:span><text:span text:style-name="T9">Clint, No Name, Harry, Regia.</text:span></text:p>
      <text:h text:style-name="Heading_20_2" text:outline-level="2"><text:bookmark-start text:name="__RefHeading__1224_1894621088"/>Look<text:bookmark-end text:name="__RefHeading__1224_1894621088"/></text:h>
      <text:p text:style-name="P6">Choose one for each.</text:p>
      <text:p text:style-name="P6">Thousand-Yard Stare ● Bored Stare ● Hungry Stare</text:p>
      <text:p text:style-name="P6">Scarred Face ● Damn Ugly Face ● Soft Face</text:p>
      <text:p text:style-name="P6">Riding Gear ● Dueling Finery ● Dirty Rags</text:p>
      <text:p text:style-name="P6">Gaunt Body ● Ravaged Body ● Muscled Body</text:p>
      <text:h text:style-name="P10" text:outline-level="2"><text:bookmark-start text:name="__RefHeading__1226_1894621088"/>Stats<text:bookmark-end text:name="__RefHeading__1226_1894621088"/></text:h>
      <text:p text:style-name="P6">Assign these scores to your stats: </text:p>
      <text:p text:style-name="P6">17 (+2), 15 (+1), 13 (+1), 11 (+0), 9 (+0), 8 (-1).</text:p>
      <text:p text:style-name="P6">You start with 8+Constitution HP.</text:p>
      <text:p text:style-name="P6">Your base damage is d10.</text:p>
      <text:h text:style-name="P7" text:outline-level="2"><text:bookmark-start text:name="__RefHeading__1228_1894621088"/>Alignment<text:bookmark-end text:name="__RefHeading__1228_1894621088"/></text:h>
      <text:p text:style-name="Text_20_body">Choose an alignment:</text:p>
      <text:p text:style-name="Text_20_body"><text:span text:style-name="T3">Chaotic: </text:span><text:span text:style-name="T8">Leave behind your responsibilities. </text:span></text:p>
      <text:p text:style-name="Text_20_body"><text:span text:style-name="T3">Chaotic Good: </text:span><text:span text:style-name="T8">Set someone or something free.</text:span></text:p>
      <text:h text:style-name="P7" text:outline-level="2"><text:bookmark-start text:name="__RefHeading__1230_1894621088"/>Gear<text:bookmark-end text:name="__RefHeading__1230_1894621088"/></text:h>
      <text:p text:style-name="Text_20_body">Your load is 6+Str. You start with 15 gold, your signature weapon and Bullets &amp; Shot (5 Ammo).</text:p>
      <text:h text:style-name="P7" text:outline-level="2"><text:bookmark-start text:name="__RefHeading__1232_1894621088"/>Bonds<text:bookmark-end text:name="__RefHeading__1232_1894621088"/></text:h>
      <text:p text:style-name="P6">As Fighter.</text:p>
      <text:h text:style-name="Heading_20_2" text:outline-level="2"><text:bookmark-start text:name="__RefHeading__1234_1894621088"/><text:span text:style-name="T7">Starting</text:span><text:span text:style-name="T11"> </text:span><text:span text:style-name="T7">Moves</text:span><text:bookmark-end text:name="__RefHeading__1234_1894621088"/></text:h>
      <text:p text:style-name="P5">Choose a racial move:</text:p>
      <text:p text:style-name="Text_20_body"><text:span text:style-name="T10">Antimagic Bullet (Dwarf): </text:span><text:span text:style-name="T9">When you fire a bullet through a spell, the parts of the spell touched by the bullet are dispelled.</text:span></text:p>
      <text:p text:style-name="Text_20_body"><text:span text:style-name="T10">Gunsmith (Gnome): </text:span><text:span text:style-name="T9">When you spend a few hours tweaking your signature weapon, roll +Int. On a 10+, change both enhancements and the range to whatever you like. On a 7-9, change one </text:span><text:soft-page-break/><text:span text:style-name="T9">enhancement or the range to whatever you choose. The GM will change the other two factors to whatever he or she chooses.</text:span></text:p>
      <text:p text:style-name="Text_20_body"><text:span text:style-name="T10">Cheat Death (Human): </text:span><text:span text:style-name="T9">When you reach 0 HP, do not take your Last Breath. Instead, roll +Cha. On a hit, you live. On 10+, choose 1.</text:span></text:p>
      <text:list xml:id="list537268113" text:style-name="L18">
        <text:list-item>
          <text:p text:style-name="P31">One of Death's secrets is revealed to the world.</text:p>
        </text:list-item>
        <text:list-item>
          <text:p text:style-name="P31">Death is not enraged.</text:p>
        </text:list-item>
        <text:list-item>
          <text:p text:style-name="P31">You get to choose which soul slips past the gates.</text:p>
        </text:list-item>
        <text:list-item>
          <text:p text:style-name="P31">A wicked new gun or ammunition is brought out beyond the Black Gates.</text:p>
        </text:list-item>
      </text:list>
      <text:p text:style-name="Text_20_body">You may forgo your life or make a bargain with Death for an additional choice.</text:p>
      <text:p text:style-name="Text_20_body"/>
      <text:p text:style-name="P1">You start with these moves:</text:p>
      <text:p text:style-name="Text_20_body"><text:span text:style-name="T10">Trick Shot: </text:span>When you make a trick shot, like scooting an object along by shooting it, blasting the lock off a door or cauterising a wound with the still-hot muzzle of a gun, roll +Dex. On a 10+, choose 3. On a 7-9, choose 2.</text:p>
      <text:list xml:id="list572220978" text:style-name="L19">
        <text:list-item>
          <text:p text:style-name="P32">It only takes one shot (don’t lose 1 Ammo).</text:p>
        </text:list-item>
        <text:list-item>
          <text:p text:style-name="P32">Nothing of value is damaged.</text:p>
        </text:list-item>
        <text:list-item>
          <text:p text:style-name="P32">It’s not too noisy.</text:p>
        </text:list-item>
        <text:list-item>
          <text:p text:style-name="P32">The shot goes off just as you wanted it to.</text:p>
        </text:list-item>
      </text:list>
      <text:p text:style-name="Text_20_body"><text:span text:style-name="T10">Underestimated: </text:span><text:span text:style-name="T9">As Fighter.</text:span></text:p>
      <text:p text:style-name="Text_20_body"><text:span text:style-name="T10">Signature Weapon: </text:span>You have a gun that means a lot to you.</text:p>
      <text:p text:style-name="Text_20_body">Choose a base weapon. All are 2 weight.</text:p>
      <text:list xml:id="list1719310507" text:style-name="L20">
        <text:list-item>
          <text:p text:style-name="P33">Musket</text:p>
        </text:list-item>
        <text:list-item>
          <text:p text:style-name="P33">Pistol</text:p>
        </text:list-item>
        <text:list-item>
          <text:p text:style-name="P33">Blunderbuss</text:p>
        </text:list-item>
      </text:list>
      <text:p text:style-name="Text_20_body">Choose a range:</text:p>
      <text:list xml:id="list56786541" text:style-name="L21">
        <text:list-item>
          <text:p text:style-name="P34">Reach</text:p>
        </text:list-item>
        <text:list-item>
          <text:p text:style-name="P34">Near</text:p>
        </text:list-item>
        <text:list-item>
          <text:p text:style-name="P34">Far</text:p>
        </text:list-item>
      </text:list>
      <text:p text:style-name="Text_20_body">Choose two enhancements:</text:p>
      <text:list xml:id="list125381566" text:style-name="L22">
        <text:list-item>
          <text:p text:style-name="P35">Sturdy butt. Also has Hand range, for Hack and Slash.</text:p>
        </text:list-item>
        <text:list-item>
          <text:p text:style-name="P35">Deadeye. +2 piercing.</text:p>
        </text:list-item>
        <text:list-item>
          <text:p text:style-name="P35">Heavy. +1 damage but +1 weight.</text:p>
        </text:list-item>
        <text:list-item>
          <text:p text:style-name="P35">Twin barrels. +1 damage.</text:p>
        </text:list-item>
        <text:list-item>
          <text:p text:style-name="P35">Never runs out of bullets.</text:p>
        </text:list-item>
        <text:list-item>
          <text:p text:style-name="P35">Huge. +messy, +forceful.</text:p>
        </text:list-item>
        <text:list-item>
          <text:p text:style-name="P35">Versatile. Choose another range.</text:p>
        </text:list-item>
        <text:list-item>
          <text:p text:style-name="P35">Fits in a purse. -1 weight.</text:p>
        </text:list-item>
      </text:list>
      <text:p text:style-name="Text_20_body"><text:soft-page-break/>Choose a look:</text:p>
      <text:list xml:id="list362796229" text:style-name="L23">
        <text:list-item>
          <text:p text:style-name="P36">Engraved with a mythical creature.</text:p>
        </text:list-item>
        <text:list-item>
          <text:p text:style-name="P36">Made of strange, glowing alloys.</text:p>
        </text:list-item>
        <text:list-item>
          <text:p text:style-name="P36">Clockwork and steampowered.</text:p>
        </text:list-item>
        <text:list-item>
          <text:p text:style-name="P36">Inlaid with gold and mother-of-pearl.</text:p>
        </text:list-item>
        <text:list-item>
          <text:p text:style-name="P36">Worn.</text:p>
        </text:list-item>
      </text:list>
      <text:h text:style-name="P7" text:outline-level="2"><text:bookmark-start text:name="__RefHeading__1236_1894621088"/>Advanced Moves<text:bookmark-end text:name="__RefHeading__1236_1894621088"/></text:h>
      <text:p text:style-name="P2">When you gain a level from 2-10, choose from these moves.</text:p>
      <text:p text:style-name="Text_20_body"><text:span text:style-name="T10">Steady Aim: </text:span>You suffer no penalty for using a firearm at any range.</text:p>
      <text:p text:style-name="Text_20_body"><text:span text:style-name="T10">Gun Tank: </text:span>When you wear armour, ignore the Clumsy tag.</text:p>
      <text:p text:style-name="P2">Resolve:<text:span text:style-name="T1"> Ignore 1 point of piercing damage on each attack.</text:span></text:p>
      <text:p text:style-name="Text_20_body"><text:span text:style-name="T10">Blow ‘em Apart: </text:span><text:span text:style-name="T9">When you Volley at Hand range, do 1 extra point of damage.</text:span></text:p>
      <text:p text:style-name="Text_20_body"><text:span text:style-name="T10">Deflection: </text:span>When the damage from a ranged attack is completely absorbed by your armour, the bullet, sling, bolt or arrow ricochets off you and strikes a Near enemy. </text:p>
      <text:p text:style-name="Text_20_body"><text:span text:style-name="T10">Secret Stash: </text:span>When you run out of ammunition, you can always find more mundane bullets in your pockets. </text:p>
      <text:p text:style-name="Text_20_body"><text:span text:style-name="T10">Ricochet: </text:span>When you score a 10+ on Volley, you may do half damage to a second Near enemy as well.</text:p>
      <text:p text:style-name="Text_20_body"><text:span text:style-name="T10">Birdshot Augur: </text:span>When you fire your gun into the air after quiet reflection, the passage of your bullet is meaningful. Roll +Wis. On a 10+, the GM will give you a strong insight. On a 7-9, the GM will give you a nudge.</text:p>
      <text:p text:style-name="Text_20_body"><text:span text:style-name="T10">Clip: </text:span>When you miss on a Volley, you do half damage regardless.</text:p>
      <text:p text:style-name="Text_20_body"><text:span text:style-name="T10">Stunning Shot: </text:span>When you get a 10+ result on a Volley, instead of doing damage you may stun the enemy. If anyone uses Hack and Slash on a stunned enemy, on a hit they will not suffer damage from the enemy. The creature can snap out of it as a hard move. </text:p>
      <text:p text:style-name="Text_20_body"><text:span text:style-name="T10">Targeted Shot: </text:span><text:span text:style-name="T9">W</text:span>hen you get a 10+ result on a Volley, you may also pick 1:</text:p>
      <text:list xml:id="list1878665311" text:style-name="L24">
        <text:list-item>
          <text:p text:style-name="P37">Target is hit in the arm and drops an item.</text:p>
        </text:list-item>
        <text:list-item>
          <text:p text:style-name="P37">Target is hit in the leg and falls prone.</text:p>
        </text:list-item>
        <text:list-item>
          <text:p text:style-name="P37">Target is hit in the head and briefly confused (the target does nothing unless in immediate danger).</text:p>
        </text:list-item>
        <text:list-item>
          <text:p text:style-name="P37">Target is hit in the wing and falls from the sky.</text:p>
        </text:list-item>
      </text:list>
      <text:p text:style-name="Text_20_body"><text:span text:style-name="T10">Clustered Shot: </text:span>When you and an ally attack an enemy in quick succession, you pool your damage for the purpose of overcoming armour.</text:p>
      <text:p text:style-name="Text_20_body"><text:span text:style-name="T10">Frightening Shot: </text:span>When you fire a shot into the air, roll +Cha. On a 10+, a number of monsters whose levels equal your level flee for a short time, kowtow to you in worship or offer you tribute. On a 7-9, choose one: </text:p>
      <text:list xml:id="list1975458607" text:style-name="L25">
        <text:list-item>
          <text:p text:style-name="P38">You must move into danger to make the shot.</text:p>
        </text:list-item>
        <text:list-item>
          <text:p text:style-name="P38">Your gun jams.</text:p>
        </text:list-item>
        <text:list-item>
          <text:p text:style-name="P38">Your Ammo is reduced by 1 as you fire multiple times.</text:p>
        </text:list-item>
      </text:list>
      <text:h text:style-name="Heading_20_1" text:outline-level="1"><text:bookmark-start text:name="__RefHeading__1238_1894621088"/><text:soft-page-break/>The Anchorite<text:bookmark-end text:name="__RefHeading__1238_1894621088"/></text:h>
      <text:p text:style-name="Text_20_body">A mendicant, monk, martial artist or ascetic.</text:p>
      <text:p text:style-name="Text_20_body"><text:span text:style-name="T2">Names: </text:span><text:span text:style-name="T1">As Cleric.</text:span></text:p>
      <text:p text:style-name="P2">Look: <text:span text:style-name="T1">As Cleric.</text:span></text:p>
      <text:h text:style-name="Heading_20_2" text:outline-level="2"><text:bookmark-start text:name="__RefHeading__1240_1894621088"/>Stats<text:bookmark-end text:name="__RefHeading__1240_1894621088"/></text:h>
      <text:p text:style-name="Text_20_body">Assign these scores to your states: </text:p>
      <text:p text:style-name="Text_20_body">17 (+2), 15 (+1), 13 (+1), 11 (+0), 9 (+0), 8 (-1)</text:p>
      <text:p text:style-name="Text_20_body">You start with 10+Constitution HP.</text:p>
      <text:p text:style-name="Text_20_body">Your base damage is d8.</text:p>
      <text:h text:style-name="P8" text:outline-level="2"><text:bookmark-start text:name="__RefHeading__1242_1894621088"/>Alignment<text:bookmark-end text:name="__RefHeading__1242_1894621088"/></text:h>
      <text:p text:style-name="P2">Good: <text:span text:style-name="T1">Suffer for righteousness.</text:span></text:p>
      <text:p text:style-name="P2">Neutral: <text:span text:style-name="T1">Bring balance to opposing forces.</text:span></text:p>
      <text:h text:style-name="P9" text:outline-level="2"><text:bookmark-start text:name="__RefHeading__1244_1894621088"/>Gear<text:bookmark-end text:name="__RefHeading__1244_1894621088"/></text:h>
      <text:p text:style-name="P6">Your load is 6+Str. You carry some symbol of the divine, describe it (Weight 0). In addition, you start with one item from each list: </text:p>
      <text:list xml:id="list1962156238" text:style-name="L1">
        <text:list-item>
          <text:p text:style-name="P12">The simple robes of a traveller <text:span text:style-name="T6">or </text:span>an ornate ceremonial robe</text:p>
        </text:list-item>
        <text:list-item>
          <text:p text:style-name="P12">Healing potion (1 weight)</text:p>
        </text:list-item>
        <text:list-item>
          <text:p text:style-name="P12">Adventuring gear (1 weight) and bandages (1 weight)</text:p>
        </text:list-item>
        <text:list-item>
          <text:p text:style-name="P12">Dungeon rations (1 weight)</text:p>
        </text:list-item>
      </text:list>
      <text:h text:style-name="Heading_20_2" text:outline-level="2"><text:bookmark-start text:name="__RefHeading__1246_1894621088"/>Bonds<text:bookmark-end text:name="__RefHeading__1246_1894621088"/></text:h>
      <text:p text:style-name="Text_20_body">As Cleric.</text:p>
      <text:h text:style-name="P8" text:outline-level="2"><text:bookmark-start text:name="__RefHeading__1248_1894621088"/>Starting Moves<text:bookmark-end text:name="__RefHeading__1248_1894621088"/></text:h>
      <text:p text:style-name="P4">Choose a racial move:</text:p>
      <text:p text:style-name="Text_20_body"><text:span text:style-name="T2">Attuned to Metaphysics (Human): </text:span>When you Discern Realities, you may also ask: ‘Have Good or Evil been at work here?’</text:p>
      <text:p text:style-name="Text_20_body"/>
      <text:p text:style-name="P2">You start with these moves:</text:p>
      <text:p text:style-name="P2">Unarmed Fighting: <text:span text:style-name="T1">Choose a melee weapon. When you make an unarmed attack, it has the effects of that weapon.</text:span></text:p>
      <text:p text:style-name="P2">Sublime Powers: <text:span text:style-name="T1">Each morning, you gain Sublime points equal to your level. If your Sublime points ever reach 0, you fall unconscious until the next morning. If you put on armour, lose one Sublime point. The Sublime point returns the next morning that you do not wear armour.</text:span></text:p>
      <text:h text:style-name="Heading_20_2" text:outline-level="2"><text:bookmark-start text:name="__RefHeading__1250_1894621088"/><text:soft-page-break/>Advanced Moves<text:bookmark-end text:name="__RefHeading__1250_1894621088"/></text:h>
      <text:p text:style-name="Text_20_body"><text:span text:style-name="Strong_20_Emphasis">Candle Punch:</text:span> A flick of your fingers can extinguish a candle 10 feet away. Your unarmed attack can also be used at Near range.</text:p>
      <text:p text:style-name="Text_20_body"><text:span text:style-name="Strong_20_Emphasis">Expanded Style:</text:span> <text:span text:style-name="Strong_20_Emphasis"><text:span text:style-name="T1">When you make an unarmed attack,</text:span></text:span><text:span text:style-name="T1"> </text:span>choose any melee weapon. Your unarmed attack functions as that weapon.</text:p>
      <text:p text:style-name="Text_20_body"><text:span text:style-name="Strong_20_Emphasis">Mettle:</text:span> <text:span text:style-name="Strong_20_Emphasis"><text:span text:style-name="T1">When you act despite the effects of a mind-affecting effect, you may always choose to roll Con for Defy Danger.</text:span></text:span></text:p>
      <text:p text:style-name="Text_20_body"><text:span text:style-name="Strong_20_Emphasis">Taboo:</text:span> You have a code of conduct you must obey. Mark XP when you Carouse. Add to Carouse: ‘You violate your oath and must atone’ and to Outstanding Warrants: ‘You hear of or from your old master’.</text:p>
      <text:p text:style-name="Text_20_body"><text:span text:style-name="Strong_20_Emphasis">Internal Focus:</text:span> As the Paladin move Lay on Hands, but the only target is yourself. As well as healing damage or removing a disease, you also have the option to cure a poison. In addition, you are immune to fear effects. </text:p>
      <text:p text:style-name="P2">Dodge Spell: <text:span text:style-name="T1">When you act despite the effects of a spell, you may always choose to roll Dex for Defy Danger.</text:span></text:p>
      <text:p text:style-name="Text_20_body"><text:span text:style-name="Strong_20_Emphasis">See Dead People:</text:span> When you Discern Realities you may also ask: ‘What incorporeal entities are here?’ and ‘What keeps something from achieving its final rest?’</text:p>
      <text:p text:style-name="Text_20_body"><text:span text:style-name="Strong_20_Emphasis">Canon:</text:span> You can cast Cleric spells by spending 1 Sublime point per level of the spell. Roll Cast a Spell (+Wis) when you do so.</text:p>
      <text:p text:style-name="Text_20_body"><text:span text:style-name="Strong_20_Emphasis">Broad Style:</text:span> Choose a Wizard spell. You can cast it by spending 1 Sublime point per level of the spell. Roll Cast a Spell (+Int) when you do so.</text:p>
      <text:p text:style-name="Text_20_body"><text:span text:style-name="Strong_20_Emphasis">Convert Energy:</text:span> <text:span text:style-name="Strong_20_Emphasis"><text:span text:style-name="T1">When healed of 2 or more damage,</text:span></text:span><text:span text:style-name="T1"> </text:span>you may choose to gain 1 Sublime point instead.</text:p>
      <text:h text:style-name="Heading_20_2" text:outline-level="2"><text:bookmark-start text:name="__RefHeading__1252_1894621088"/>Epic Moves<text:bookmark-end text:name="__RefHeading__1252_1894621088"/></text:h>
      <text:p text:style-name="P2">Lighthouse Punch: <text:span text:style-name="T1">Your unarmed attack can also be used at Far range. </text:span><text:span text:style-name="T4">Requires: </text:span><text:span text:style-name="T9">Candle Punch.</text:span></text:p>
      <text:p text:style-name="Text_20_body"><text:span text:style-name="Strong_20_Emphasis">Undying:</text:span> <text:span text:style-name="Strong_20_Emphasis"><text:span text:style-name="T1">When you die,</text:span></text:span><text:span text:style-name="T1"> </text:span>roll +Wis. On a 7-9, choose 1. On a 10+, choose 2.</text:p>
      <text:list xml:id="list890604829" text:style-name="L33">
        <text:list-item>
          <text:p text:style-name="P42">a new star glows in the sky </text:p>
        </text:list-item>
        <text:list-item>
          <text:p text:style-name="P42">you linger as a ghost </text:p>
        </text:list-item>
        <text:list-item>
          <text:p text:style-name="P42">you find peace </text:p>
        </text:list-item>
        <text:list-item>
          <text:p text:style-name="P42">a baby is born with your soul </text:p>
        </text:list-item>
        <text:list-item>
          <text:p text:style-name="P42">you reincarnate into the animal of your choice </text:p>
        </text:list-item>
      </text:list>
      <text:h text:style-name="Heading_20_2" text:outline-level="2"><text:bookmark-start text:name="__RefHeading__1254_1894621088"/>Sublime Spells<text:bookmark-end text:name="__RefHeading__1254_1894621088"/></text:h>
      <text:p text:style-name="Text_20_body">Spend Sublime points equal to the level of the spell to manifest its effects.</text:p>
      <text:h text:style-name="Heading_20_3" text:outline-level="3"><text:bookmark-start text:name="__RefHeading__1256_1894621088"/><text:bookmark text:name="toc7"/>Level 1<text:bookmark-end text:name="__RefHeading__1256_1894621088"/></text:h>
      <text:p text:style-name="Text_20_body"><text:span text:style-name="Strong_20_Emphasis">Ignore Fall:</text:span> You take no damage from a fall.</text:p>
      <text:p text:style-name="Text_20_body"><text:span text:style-name="Strong_20_Emphasis">Feign Death:</text:span> You appear to be dead for all intents and purposes until the time of your choice, set before your ‘death’.</text:p>
      <text:p text:style-name="Text_20_body"><text:soft-page-break/><text:span text:style-name="Strong_20_Emphasis">Assess Threat:</text:span> <text:span text:style-name="T1">At one point when facing an enemy, you may ask a single question from Discern Realities related to the foe.</text:span></text:p>
      <text:p text:style-name="Text_20_body"><text:span text:style-name="Strong_20_Emphasis">Breathless:</text:span> You do not need to breath for the rest of the day.</text:p>
      <text:p text:style-name="Text_20_body"><text:span text:style-name="Strong_20_Emphasis">Inner Light:</text:span> You illuminate a room as if you were bearing a torch. This lasts for the rest of the day, even if you wish to quash it sooner.</text:p>
      <text:p text:style-name="Text_20_body"><text:span text:style-name="Strong_20_Emphasis">Message:</text:span> A creature of your choice hears your 10-word message. Though whispered, it can be heard at the source, at the destination and in between by those who know how to listen.</text:p>
      <text:p text:style-name="Text_20_body"><text:span text:style-name="Strong_20_Emphasis">Deafening Blow:</text:span> If you do damage, the target is deafened for the fight.</text:p>
      <text:p text:style-name="Text_20_body"><text:span text:style-name="Strong_20_Emphasis">Know Life:</text:span> Roll +Wis. On a 7-9, choose 1. On a 10+, choose 3.</text:p>
      <text:list xml:id="list648131395" text:style-name="L27">
        <text:list-item>
          <text:p text:style-name="P40">You know the location of all creatures in eyesight. </text:p>
        </text:list-item>
        <text:list-item>
          <text:p text:style-name="P40">You know the physical conditions of all creatures in eyesight. </text:p>
        </text:list-item>
        <text:list-item>
          <text:p text:style-name="P40">You know which creature in range is most endangered. </text:p>
        </text:list-item>
      </text:list>
      <text:h text:style-name="Heading_20_3" text:outline-level="3"><text:bookmark-start text:name="__RefHeading__1258_1894621088"/><text:bookmark text:name="toc8"/>Level 3<text:bookmark-end text:name="__RefHeading__1258_1894621088"/></text:h>
      <text:p text:style-name="Text_20_body"><text:span text:style-name="Strong_20_Emphasis">Sublime Shield:</text:span> +1 Armor for the rest of the fight (or five minutes, whichever is shorter).</text:p>
      <text:p text:style-name="Text_20_body"><text:span text:style-name="Strong_20_Emphasis">Hidden Light:</text:span> As Inner Light, except only you and those you name can see by it.</text:p>
      <text:p text:style-name="Text_20_body"><text:span text:style-name="Strong_20_Emphasis">Share Life:</text:span> Subtract any number of your hit points and add them to a willing creature you touch, or vice versa.</text:p>
      <text:p text:style-name="Text_20_body"><text:span text:style-name="Strong_20_Emphasis">Orison:</text:span> Choose a level 1 Cleric spell. Cast that spell.</text:p>
      <text:p text:style-name="Text_20_body"><text:span text:style-name="Strong_20_Emphasis">Expedient:</text:span> You act first next round.</text:p>
      <text:p text:style-name="Text_20_body"><text:span text:style-name="Strong_20_Emphasis">Spider:</text:span> You can climb any surface, no matter how sheer or slippery.</text:p>
      <text:p text:style-name="Text_20_body"><text:span text:style-name="Strong_20_Emphasis">Share:</text:span> Choose a Sublime spell. It applies to all nearby allies.</text:p>
      <text:p text:style-name="Text_20_body"><text:span text:style-name="Strong_20_Emphasis">Tongue of the Sun:</text:span> You can speak to animals and plants for five minutes.</text:p>
      <text:p text:style-name="Text_20_body"><text:span text:style-name="Strong_20_Emphasis">Heavy Strike:</text:span> You do +2 damage on your next attack.</text:p>
      <text:p text:style-name="Text_20_body"><text:span text:style-name="Strong_20_Emphasis">Worldspirit:</text:span> Roll +Wis instead of the proper stat for any move of your choice.</text:p>
      <text:p text:style-name="Text_20_body"><text:span text:style-name="Strong_20_Emphasis">Without Hindrance:</text:span> For the rest of the fight, ignore any handicap or hindrance you have – including poison, blindness and wounds.</text:p>
      <text:p text:style-name="Text_20_body"><text:span text:style-name="Strong_20_Emphasis">Mask:</text:span> You adopt the appearance of any person you can name while you remain concentrating.</text:p>
      <text:h text:style-name="Heading_20_3" text:outline-level="3"><text:bookmark-start text:name="__RefHeading__1260_1894621088"/><text:bookmark text:name="toc9"/>Level 5<text:bookmark-end text:name="__RefHeading__1260_1894621088"/></text:h>
      <text:p text:style-name="Text_20_body"><text:span text:style-name="Strong_20_Emphasis">Feather Step:</text:span> You can walk on any substance as if you were near weightless. This includes water, falling snow or sharp spikes.</text:p>
      <text:p text:style-name="Text_20_body"><text:span text:style-name="Strong_20_Emphasis">Healing Wind:</text:span> All Near allies and one Far ally of your choice heal 2 damage.</text:p>
      <text:p text:style-name="Text_20_body"><text:span text:style-name="Strong_20_Emphasis">Cantrip:</text:span> Choose a level 1 Wizard spell. Cast that spell.</text:p>
      <text:p text:style-name="Text_20_body"><text:span text:style-name="Strong_20_Emphasis">Animal Form:</text:span> You take the shape of an animal until daybreak. You cannot end this effect prematurely.</text:p>
      <text:p text:style-name="Text_20_body"><text:span text:style-name="Strong_20_Emphasis">Tongue of the Moon:</text:span> You can speak to stones, to the sky, and to anything else with a soul or spirit.</text:p>
      <text:p text:style-name="Text_20_body"><text:span text:style-name="Strong_20_Emphasis">Sublime Armour:</text:span> +2 Armour for the rest of the fight.</text:p>
      <text:h text:style-name="P46" text:outline-level="1"><text:bookmark-start text:name="__RefHeading__1262_1894621088"/><text:soft-page-break/>Guns<text:bookmark-end text:name="__RefHeading__1262_1894621088"/></text:h>
      <text:p text:style-name="Text_20_body">Guns add another option to Volley on a 10+: your weapon jams, requiring you to Defy Danger to clean it. </text:p>
      <text:h text:style-name="P7" text:outline-level="2"><text:bookmark-start text:name="__RefHeading__1264_1894621088"/>Types<text:bookmark-end text:name="__RefHeading__1264_1894621088"/></text:h>
      <text:p text:style-name="Text_20_body"><text:span text:style-name="T10">Pistol: </text:span>Near, 7 Gold, 1 weight.</text:p>
      <text:p text:style-name="Text_20_body"><text:span text:style-name="T10">Musket: </text:span>Near, Far, 10 Gold, 1 weight.</text:p>
      <text:p text:style-name="Text_20_body"><text:span text:style-name="T10">Blunderbuss: </text:span>Reach, Reload, +1 damage, Two-Handed, 7 Gold, 2 weight.</text:p>
      <text:p text:style-name="Text_20_body"><text:span text:style-name="T10">Bullets &amp; Shot: </text:span>5 Ammo, 10 Gold, 1 weight.</text:p>
      <text:h text:style-name="Heading_20_1" text:outline-level="1"><text:bookmark-start text:name="__RefHeading__1370_1894621088"/>The Religious<text:bookmark-end text:name="__RefHeading__1370_1894621088"/></text:h>
      <text:p text:style-name="Text_20_body">Any character may be initiated into a religion, provided he or she undergoes its initiation rites (if any). Such a character, if he or she sincerely believes in the teachings of that religion, can replace his or her alignment with one of the alignments of the faith while he or she remains devout. </text:p>
      <text:h text:style-name="Heading_20_2" text:outline-level="2"><text:bookmark-start text:name="__RefHeading__1216_1894621088"/>The Young Sun<text:bookmark-end text:name="__RefHeading__1216_1894621088"/></text:h>
      <text:p text:style-name="Text_20_body">A mighty general, once a mortal, represented now by a rearing lion whose mane is the sun.</text:p>
      <text:p text:style-name="P2">Lawful Good: <text:span text:style-name="T1">Enforce the rule of law equally.</text:span></text:p>
      <text:p text:style-name="Text_20_body"><text:span text:style-name="T2">Neutral Good: </text:span><text:span text:style-name="T1">Prevail despite enormous disadvantage.</text:span></text:p>
      <text:h text:style-name="P44" text:outline-level="1"/>
      <text:h text:style-name="P50" text:outline-level="1"><text:bookmark-start text:name="__RefHeading__1218_1894621088"/>Monsters<text:bookmark-end text:name="__RefHeading__1218_1894621088"/></text:h>
      <text:p text:style-name="P2">FOREST DRAKE. </text:p>
      <text:p text:style-name="P3">Bite (Close, 1d8 damage); 6 HP; 3 Armour</text:p>
      <text:p text:style-name="P4">Special Qualities: <text:span text:style-name="T1">Never surprised</text:span></text:p>
      <text:p text:style-name="P4"><text:span text:style-name="T1">A man-sized reptile that lives in forests. </text:span><text:span text:style-name="T4">Instinct: </text:span><text:span text:style-name="T1">To pick off stragglers.</text:span></text:p>
      <text:list xml:id="list1924431278" text:style-name="L12">
        <text:list-item>
          <text:p text:style-name="P13">Drag a bitten character to the ground</text:p>
        </text:list-item>
        <text:list-item>
          <text:p text:style-name="P13">Breath fire</text:p>
        </text:list-item>
        <text:list-item>
          <text:p text:style-name="P13">Track any creature whose blood it has tasted, however cold the trail</text:p>
        </text:list-item>
      </text:list>
      <text:p text:style-name="P41">Spout Lore:</text:p>
      <text:list xml:id="list1247353182" text:style-name="L28">
        <text:list-item>
          <text:p text:style-name="P14">The drake lurks near forest settlements to prey on the weak and isolated.</text:p>
        </text:list-item>
      </text:list>
      <text:p text:style-name="P41">Discern Realities</text:p>
      <text:list xml:id="list1439792921" text:style-name="L29">
        <text:list-item>
          <text:p text:style-name="P15">What happened here recently? A drake dragged its prey here to rot before it is eaten.</text:p>
        </text:list-item>
      </text:list>
      <text:p text:style-name="P6"/>
      <text:p text:style-name="P2">ASHEN VAMPIRE. <text:span text:style-name="T4">Stealthy, Magical</text:span></text:p>
      <text:p text:style-name="P6">Burning touch (Close, 1d8+5 damage); 10 HP; 1 Armour</text:p>
      <text:p text:style-name="P6"><text:span text:style-name="T2">Special Qualities:</text:span> Aura of death (small animals and plants only), vulnerable to silver, immortal</text:p>
      <text:p text:style-name="P6">A fiery vampire. <text:span text:style-name="T6">Instinct: </text:span>To kill weak things.</text:p>
      <text:list xml:id="list1267792226" text:style-name="L30">
        <text:list-item>
          <text:p text:style-name="P16">Feed on blood and heal from it</text:p>
        </text:list-item>
        <text:list-item>
          <text:p text:style-name="P16">Take the form of a cloud of ash and smoke</text:p>
        </text:list-item>
        <text:list-item>
          <text:p text:style-name="P16">Spit someone’s blood back over them</text:p>
        </text:list-item>
      </text:list>
      <text:p text:style-name="P41">Spout Lore:</text:p>
      <text:list xml:id="list1014712280" text:style-name="L31">
        <text:list-item>
          <text:p text:style-name="P17">It will be destroyed for good if buried on holy ground for a year and a day.</text:p>
        </text:list-item>
        <text:list-item>
          <text:p text:style-name="P17">It cannot cross holy ground or enter a private dwelling without being invited</text:p>
        </text:list-item>
      </text:list>
      <text:p text:style-name="P41">Discern Realities:</text:p>
      <text:list xml:id="list256069877" text:style-name="L32">
        <text:list-item>
          <text:p text:style-name="P18">What should I be the lookout for? That mouse died inexplicably.</text:p>
        </text:list-item>
        <text:list-item>
          <text:p text:style-name="P18">What here is not what it appears to be? That man casts no reflec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orphans="2" fo:widows="2" style:page-number="auto" fo:background-color="transparent">
        <style:tab-stops/>
        <style:background-image/>
      </style:paragraph-properties>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ans1" fo:font-size="14pt" fo:font-style="italic" fo:font-weight="bold" style:font-name-asian="Droid Sans Fallback" style:font-size-asian="18pt" style:font-weight-asian="bold" style:font-name-complex="Free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ans2" fo:font-size="14pt" fo:font-weight="bold" style:font-name-asian="Droid Sans Fallback" style:font-size-asian="14pt" style:font-weight-asian="bold" style:font-name-complex="FreeSans" style:font-size-complex="1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FreeSans" style:font-size-complex="12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B</meta:initial-creator>
    <meta:creation-date>2012-04-24T21:19:59</meta:creation-date>
    <dc:date>2012-05-01T22:04:36</dc:date>
    <dc:creator>Bill B</dc:creator>
    <meta:editing-duration>PT6H6M17S</meta:editing-duration>
    <meta:editing-cycles>25</meta:editing-cycles>
    <meta:generator>LibreOffice/3.5$Linux_X86_64 LibreOffice_project/7e68ba2-a744ebf-1f241b7-c506db1-7d53735</meta:generator>
    <meta:document-statistic meta:table-count="0" meta:image-count="0" meta:object-count="0" meta:page-count="14" meta:paragraph-count="361" meta:word-count="4324" meta:character-count="23289" meta:non-whitespace-character-count="19370"/>
  </office:meta>
</office:document-meta>
</file>